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74108333333333cm"/>
    </style:style>
    <style:style style:name="co3" style:family="table-column">
      <style:table-column-properties fo:break-before="auto" style:column-width="3.3655cm"/>
    </style:style>
    <style:style style:name="co4" style:family="table-column">
      <style:table-column-properties fo:break-before="auto" style:column-width="2.99508333333333cm"/>
    </style:style>
    <style:style style:name="co5" style:family="table-column">
      <style:table-column-properties fo:break-before="auto" style:column-width="5.47158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Rate</text:p>
          </table:table-cell>
          <table:table-cell office:value-type="string" table:style-name="ce1">
            <text:p>Frequency (kHz)</text:p>
          </table:table-cell>
          <table:table-cell office:value-type="string" table:style-name="ce1">
            <text:p>Bits</text:p>
          </table:table-cell>
          <table:table-cell office:value-type="string" table:style-name="ce1">
            <text:p>Channels</text:p>
          </table:table-cell>
          <table:table-cell office:value-type="string" table:style-name="ce1">
            <text:p>Time per Long (ms)</text:p>
          </table:table-cell>
          <table:table-cell office:value-type="string" table:style-name="ce1">
            <text:p>504 kB Time (s)</text:p>
          </table:table-cell>
          <table:table-cell office:value-type="string" table:style-name="ce1">
            <text:p>Descript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28" table:style-name="ce1">
            <text:p>128</text:p>
          </table:table-cell>
          <table:table-cell office:value-type="float" office:value="48.828125" table:formula="of:=[.B2]*25000/(128*512)" table:style-name="ce1">
            <text:p>48.82812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.0480000000000002E-2" table:formula="of:=4/[.E2]/([.D2]/8)/[.C2]" table:style-name="ce1">
            <text:p>0.02048</text:p>
          </table:table-cell>
          <table:table-cell office:value-type="float" office:value="2.6424279040000003" table:formula="of:=129.0248*[.F2]" table:style-name="ce1">
            <text:p>2.642427904</text:p>
          </table:table-cell>
          <table:table-cell office:value-type="string" table:style-name="ce1">
            <text:p>Maximum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28" table:style-name="ce1">
            <text:p>128</text:p>
          </table:table-cell>
          <table:table-cell office:value-type="float" office:value="48.828125" table:formula="of:=[.B3]*25000/(128*512)" table:style-name="ce1">
            <text:p>48.82812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.0960000000000003E-2" table:formula="of:=4/[.E3]/([.D3]/8)/[.C3]" table:style-name="ce1">
            <text:p>0.04096</text:p>
          </table:table-cell>
          <table:table-cell office:value-type="float" office:value="5.2848558080000005" table:formula="of:=129.0248*[.F3]" table:style-name="ce1">
            <text:p>5.284855808</text:p>
          </table:table-cell>
          <table:table-cell office:value-type="string" table:style-name="ce1">
            <text:p>Maximum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16" table:style-name="ce1">
            <text:p>116</text:p>
          </table:table-cell>
          <table:table-cell office:value-type="float" office:value="44.25048828125" table:formula="of:=[.B4]*25000/(128*512)" table:style-name="ce1">
            <text:p>44.2504882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.2598620689655173E-2" table:formula="of:=4/[.E4]/([.D4]/8)/[.C4]" table:style-name="ce1">
            <text:p>0.022598621</text:p>
          </table:table-cell>
          <table:table-cell office:value-type="float" office:value="2.9157825147586207" table:formula="of:=129.0248*[.F4]" table:style-name="ce1">
            <text:p>2.915782515</text:p>
          </table:table-cell>
          <table:table-cell office:value-type="string" table:style-name="ce1">
            <text:p>"CD Quality"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16" table:style-name="ce1">
            <text:p>116</text:p>
          </table:table-cell>
          <table:table-cell office:value-type="float" office:value="44.25048828125" table:formula="of:=[.B5]*25000/(128*512)" table:style-name="ce1">
            <text:p>44.2504882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.5197241379310346E-2" table:formula="of:=4/[.E5]/([.D5]/8)/[.C5]" table:style-name="ce1">
            <text:p>0.045197241</text:p>
          </table:table-cell>
          <table:table-cell office:value-type="float" office:value="5.8315650295172414" table:formula="of:=129.0248*[.F5]" table:style-name="ce1">
            <text:p>5.83156503</text:p>
          </table:table-cell>
          <table:table-cell office:value-type="string" table:style-name="ce1">
            <text:p>"CD Quality"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64" table:style-name="ce1">
            <text:p>64</text:p>
          </table:table-cell>
          <table:table-cell office:value-type="float" office:value="24.4140625" table:formula="of:=[.B6]*25000/(128*512)" table:style-name="ce1">
            <text:p>24.414062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4.0960000000000003E-2" table:formula="of:=4/[.E6]/([.D6]/8)/[.C6]" table:style-name="ce1">
            <text:p>0.04096</text:p>
          </table:table-cell>
          <table:table-cell office:value-type="float" office:value="5.2848558080000005" table:formula="of:=129.0248*[.F6]" table:style-name="ce1">
            <text:p>5.284855808</text:p>
          </table:table-cell>
          <table:table-cell office:value-type="string" table:style-name="ce1">
            <text:p>Half-Freq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64" table:style-name="ce1">
            <text:p>64</text:p>
          </table:table-cell>
          <table:table-cell office:value-type="float" office:value="24.4140625" table:formula="of:=[.B7]*25000/(128*512)" table:style-name="ce1">
            <text:p>24.414062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.1920000000000007E-2" table:formula="of:=4/[.E7]/([.D7]/8)/[.C7]" table:style-name="ce1">
            <text:p>0.08192</text:p>
          </table:table-cell>
          <table:table-cell office:value-type="float" office:value="10.569711616000001" table:formula="of:=129.0248*[.F7]" table:style-name="ce1">
            <text:p>10.56971162</text:p>
          </table:table-cell>
          <table:table-cell office:value-type="string" table:style-name="ce1">
            <text:p>Half-Freq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128" table:style-name="ce1">
            <text:p>128</text:p>
          </table:table-cell>
          <table:table-cell office:value-type="float" office:value="48.828125" table:formula="of:=[.B8]*25000/(128*512)" table:style-name="ce1">
            <text:p>48.8281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0960000000000003E-2" table:formula="of:=4/[.E8]/([.D8]/8)/[.C8]" table:style-name="ce1">
            <text:p>0.04096</text:p>
          </table:table-cell>
          <table:table-cell office:value-type="float" office:value="5.2848558080000005" table:formula="of:=129.0248*[.F8]" table:style-name="ce1">
            <text:p>5.284855808</text:p>
          </table:table-cell>
          <table:table-cell office:value-type="string" table:style-name="ce1">
            <text:p>Maximum 8-Bit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128" table:style-name="ce1">
            <text:p>128</text:p>
          </table:table-cell>
          <table:table-cell office:value-type="float" office:value="48.828125" table:formula="of:=[.B9]*25000/(128*512)" table:style-name="ce1">
            <text:p>48.8281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.1920000000000007E-2" table:formula="of:=4/[.E9]/([.D9]/8)/[.C9]" table:style-name="ce1">
            <text:p>0.08192</text:p>
          </table:table-cell>
          <table:table-cell office:value-type="float" office:value="10.569711616000001" table:formula="of:=129.0248*[.F9]" table:style-name="ce1">
            <text:p>10.56971162</text:p>
          </table:table-cell>
          <table:table-cell office:value-type="string" table:style-name="ce1">
            <text:p>Maximum 8-Bit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64" table:style-name="ce1">
            <text:p>64</text:p>
          </table:table-cell>
          <table:table-cell office:value-type="float" office:value="24.4140625" table:formula="of:=[.B10]*25000/(128*512)" table:style-name="ce1">
            <text:p>24.41406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16384000000000001" table:formula="of:=4/[.E10]/([.D10]/8)/[.C10]" table:style-name="ce1">
            <text:p>0.16384</text:p>
          </table:table-cell>
          <table:table-cell office:value-type="float" office:value="21.139423232000002" table:formula="of:=129.0248*[.F10]" table:style-name="ce1">
            <text:p>21.13942323</text:p>
          </table:table-cell>
          <table:table-cell office:value-type="string" table:style-name="ce1">
            <text:p>Half-Freq 8-Bit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64" table:style-name="ce1">
            <text:p>64</text:p>
          </table:table-cell>
          <table:table-cell office:value-type="float" office:value="24.4140625" table:formula="of:=[.B11]*25000/(128*512)" table:style-name="ce1">
            <text:p>24.41406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16384000000000001" table:formula="of:=4/[.E11]/([.D11]/8)/[.C11]" table:style-name="ce1">
            <text:p>0.16384</text:p>
          </table:table-cell>
          <table:table-cell office:value-type="float" office:value="21.139423232000002" table:formula="of:=129.0248*[.F11]" table:style-name="ce1">
            <text:p>21.13942323</text:p>
          </table:table-cell>
          <table:table-cell office:value-type="string" table:style-name="ce1">
            <text:p>Half-Freq 8-Bit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32" table:style-name="ce1">
            <text:p>32</text:p>
          </table:table-cell>
          <table:table-cell office:value-type="float" office:value="12.20703125" table:formula="of:=[.B12]*25000/(128*512)" table:style-name="ce1">
            <text:p>12.2070312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8.1920000000000007E-2" table:formula="of:=4/[.E12]/([.D12]/8)/[.C12]" table:style-name="ce1">
            <text:p>0.08192</text:p>
          </table:table-cell>
          <table:table-cell office:value-type="float" office:value="10.569711616000001" table:formula="of:=129.0248*[.F12]" table:style-name="ce1">
            <text:p>10.56971162</text:p>
          </table:table-cell>
          <table:table-cell office:value-type="string" table:style-name="ce1">
            <text:p>Quarter-Freq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32" table:style-name="ce1">
            <text:p>32</text:p>
          </table:table-cell>
          <table:table-cell office:value-type="float" office:value="12.20703125" table:formula="of:=[.B13]*25000/(128*512)" table:style-name="ce1">
            <text:p>12.2070312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16384000000000001" table:formula="of:=4/[.E13]/([.D13]/8)/[.C13]" table:style-name="ce1">
            <text:p>0.16384</text:p>
          </table:table-cell>
          <table:table-cell office:value-type="float" office:value="21.139423232000002" table:formula="of:=129.0248*[.F13]" table:style-name="ce1">
            <text:p>21.13942323</text:p>
          </table:table-cell>
          <table:table-cell office:value-type="string" table:style-name="ce1">
            <text:p>Quarter-Freq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32" table:style-name="ce1">
            <text:p>32</text:p>
          </table:table-cell>
          <table:table-cell office:value-type="float" office:value="12.20703125" table:formula="of:=[.B14]*25000/(128*512)" table:style-name="ce1">
            <text:p>12.207031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6384000000000001" table:formula="of:=4/[.E14]/([.D14]/8)/[.C14]" table:style-name="ce1">
            <text:p>0.16384</text:p>
          </table:table-cell>
          <table:table-cell office:value-type="float" office:value="21.139423232000002" table:formula="of:=129.0248*[.F14]" table:style-name="ce1">
            <text:p>21.13942323</text:p>
          </table:table-cell>
          <table:table-cell office:value-type="string" table:style-name="ce1">
            <text:p>Quarter-Freq 8-Bit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2" table:style-name="ce1">
            <text:p>32</text:p>
          </table:table-cell>
          <table:table-cell office:value-type="float" office:value="12.20703125" table:formula="of:=[.B15]*25000/(128*512)" table:style-name="ce1">
            <text:p>12.207031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32768000000000003" table:formula="of:=4/[.E15]/([.D15]/8)/[.C15]" table:style-name="ce1">
            <text:p>0.32768</text:p>
          </table:table-cell>
          <table:table-cell office:value-type="float" office:value="42.278846464000004" table:formula="of:=129.0248*[.F15]" table:style-name="ce1">
            <text:p>42.27884646</text:p>
          </table:table-cell>
          <table:table-cell office:value-type="string" table:style-name="ce1">
            <text:p>Quarter-Freq 8-Bit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</text:p>
          </table:table-cell>
          <table:table-cell office:value-type="float" office:value="21" table:style-name="ce1">
            <text:p>21</text:p>
          </table:table-cell>
          <table:table-cell office:value-type="float" office:value="8.0108642578125" table:formula="of:=[.B16]*25000/(128*512)" table:style-name="ce1">
            <text:p>8.01086425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24966095238095237" table:formula="of:=4/[.E16]/([.D16]/8)/[.C16]" table:style-name="ce1">
            <text:p>0.249660952</text:p>
          </table:table-cell>
          <table:table-cell office:value-type="float" office:value="32.212454448761903" table:formula="of:=129.0248*[.F16]" table:style-name="ce1">
            <text:p>32.21245445</text:p>
          </table:table-cell>
          <table:table-cell office:value-type="string" table:style-name="ce1">
            <text:p>Speech-Quality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21" table:style-name="ce1">
            <text:p>21</text:p>
          </table:table-cell>
          <table:table-cell office:value-type="float" office:value="8.0108642578125" table:formula="of:=[.B17]*25000/(128*512)" table:style-name="ce1">
            <text:p>8.01086425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49932190476190474" table:formula="of:=4/[.E17]/([.D17]/8)/[.C17]" table:style-name="ce1">
            <text:p>0.499321905</text:p>
          </table:table-cell>
          <table:table-cell office:value-type="float" office:value="64.424908897523807" table:formula="of:=129.0248*[.F17]" table:style-name="ce1">
            <text:p>64.4249089</text:p>
          </table:table-cell>
          <table:table-cell office:value-type="string" table:style-name="ce1">
            <text:p>Phone-Quality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12" table:style-name="ce1">
            <text:p>12</text:p>
          </table:table-cell>
          <table:table-cell office:value-type="float" office:value="4.57763671875" table:formula="of:=[.B18]*25000/(128*512)" table:style-name="ce1">
            <text:p>4.577636719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.43690666666666667" table:formula="of:=4/[.E18]/([.D18]/8)/[.C18]" table:style-name="ce1">
            <text:p>0.436906667</text:p>
          </table:table-cell>
          <table:table-cell office:value-type="float" office:value="56.371795285333334" table:formula="of:=129.0248*[.F18]" table:style-name="ce1">
            <text:p>56.37179529</text:p>
          </table:table-cell>
          <table:table-cell office:value-type="string" table:style-name="ce1">
            <text:p>Effects-Quality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12" table:style-name="ce1">
            <text:p>12</text:p>
          </table:table-cell>
          <table:table-cell office:value-type="float" office:value="4.57763671875" table:formula="of:=[.B19]*25000/(128*512)" table:style-name="ce1">
            <text:p>4.57763671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87381333333333333" table:formula="of:=4/[.E19]/([.D19]/8)/[.C19]" table:style-name="ce1">
            <text:p>0.873813333</text:p>
          </table:table-cell>
          <table:table-cell office:value-type="float" office:value="112.74359057066667" table:formula="of:=129.0248*[.F19]" table:style-name="ce1">
            <text:p>112.7435906</text:p>
          </table:table-cell>
          <table:table-cell office:value-type="string" table:style-name="ce1">
            <text:p>Effects-Quality 8-Bit Mono (XCI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" table:style-name="ce1">
            <text:p>2</text:p>
          </table:table-cell>
          <table:table-cell office:value-type="float" office:value="0.762939453125" table:formula="of:=[.B20]*25000/(128*512)" table:style-name="ce1">
            <text:p>0.76293945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.3107200000000001" table:formula="of:=4/[.E20]/([.D20]/8)/[.C20]" table:style-name="ce1">
            <text:p>1.31072</text:p>
          </table:table-cell>
          <table:table-cell office:value-type="float" office:value="169.11538585600002" table:formula="of:=129.0248*[.F20]" table:style-name="ce1">
            <text:p>169.1153859</text:p>
          </table:table-cell>
          <table:table-cell office:value-type="string" table:style-name="ce1">
            <text:p>Whole Pop Song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4" table:style-name="ce1">
            <text:p>4</text:p>
          </table:table-cell>
          <table:table-cell office:value-type="float" office:value="1.52587890625" table:formula="of:=[.B21]*25000/(128*512)" table:style-name="ce1">
            <text:p>1.52587890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.3107200000000001" table:formula="of:=4/[.E21]/([.D21]/8)/[.C21]" table:style-name="ce1">
            <text:p>1.31072</text:p>
          </table:table-cell>
          <table:table-cell office:value-type="float" office:value="169.11538585600002" table:formula="of:=129.0248*[.F21]" table:style-name="ce1">
            <text:p>169.1153859</text:p>
          </table:table-cell>
          <table:table-cell office:value-type="string" table:style-name="ce1">
            <text:p>Whole Pop Song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</text:p>
          </table:table-cell>
          <table:table-cell office:value-type="float" office:value="4" table:style-name="ce1">
            <text:p>4</text:p>
          </table:table-cell>
          <table:table-cell office:value-type="float" office:value="1.52587890625" table:formula="of:=[.B22]*25000/(128*512)" table:style-name="ce1">
            <text:p>1.52587890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3107200000000001" table:formula="of:=4/[.E22]/([.D22]/8)/[.C22]" table:style-name="ce1">
            <text:p>1.31072</text:p>
          </table:table-cell>
          <table:table-cell office:value-type="float" office:value="169.11538585600002" table:formula="of:=129.0248*[.F22]" table:style-name="ce1">
            <text:p>169.1153859</text:p>
          </table:table-cell>
          <table:table-cell office:value-type="string" table:style-name="ce1">
            <text:p>Whole Pop Song 8-Bit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</text:p>
          </table:table-cell>
          <table:table-cell office:value-type="float" office:value="8" table:style-name="ce1">
            <text:p>8</text:p>
          </table:table-cell>
          <table:table-cell office:value-type="float" office:value="3.0517578125" table:formula="of:=[.B23]*25000/(128*512)" table:style-name="ce1">
            <text:p>3.0517578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.3107200000000001" table:formula="of:=4/[.E23]/([.D23]/8)/[.C23]" table:style-name="ce1">
            <text:p>1.31072</text:p>
          </table:table-cell>
          <table:table-cell office:value-type="float" office:value="169.11538585600002" table:formula="of:=129.0248*[.F23]" table:style-name="ce1">
            <text:p>169.1153859</text:p>
          </table:table-cell>
          <table:table-cell office:value-type="string" table:style-name="ce1">
            <text:p>Whole Pop Song 8-Bit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float" office:value="0.3814697265625" table:formula="of:=[.B24]*25000/(128*512)" table:style-name="ce1">
            <text:p>0.38146972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.6214400000000002" table:formula="of:=4/[.E24]/([.D24]/8)/[.C24]" table:style-name="ce1">
            <text:p>2.62144</text:p>
          </table:table-cell>
          <table:table-cell office:value-type="float" office:value="338.23077171200003" table:formula="of:=129.0248*[.F24]" table:style-name="ce1">
            <text:p>338.2307717</text:p>
          </table:table-cell>
          <table:table-cell office:value-type="string" table:style-name="ce1">
            <text:p>Minimum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.3814697265625" table:formula="of:=[.B25]*25000/(128*512)" table:style-name="ce1">
            <text:p>0.38146972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.2428800000000004" table:formula="of:=4/[.E25]/([.D25]/8)/[.C25]" table:style-name="ce1">
            <text:p>5.24288</text:p>
          </table:table-cell>
          <table:table-cell office:value-type="float" office:value="676.46154342400007" table:formula="of:=129.0248*[.F25]" table:style-name="ce1">
            <text:p>676.4615434</text:p>
          </table:table-cell>
          <table:table-cell office:value-type="string" table:style-name="ce1">
            <text:p>Minimum Mon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1" table:style-name="ce1">
            <text:p>1</text:p>
          </table:table-cell>
          <table:table-cell office:value-type="float" office:value="0.3814697265625" table:formula="of:=[.B26]*25000/(128*512)" table:style-name="ce1">
            <text:p>0.38146972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.2428800000000004" table:formula="of:=4/[.E26]/([.D26]/8)/[.C26]" table:style-name="ce1">
            <text:p>5.24288</text:p>
          </table:table-cell>
          <table:table-cell office:value-type="float" office:value="676.46154342400007" table:formula="of:=129.0248*[.F26]" table:style-name="ce1">
            <text:p>676.4615434</text:p>
          </table:table-cell>
          <table:table-cell office:value-type="string" table:style-name="ce1">
            <text:p>Minimum 8-Bit Stere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1" table:style-name="ce1">
            <text:p>1</text:p>
          </table:table-cell>
          <table:table-cell office:value-type="float" office:value="0.3814697265625" table:formula="of:=[.B27]*25000/(128*512)" table:style-name="ce1">
            <text:p>0.38146972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0.485760000000001" table:formula="of:=4/[.E27]/([.D27]/8)/[.C27]" table:style-name="ce1">
            <text:p>10.48576</text:p>
          </table:table-cell>
          <table:table-cell office:value-type="float" office:value="1352.9230868480001" table:formula="of:=129.0248*[.F27]" table:style-name="ce1">
            <text:p>1352.923087</text:p>
          </table:table-cell>
          <table:table-cell office:value-type="string" table:style-name="ce1">
            <text:p>Minimum 8-Bit Mono (Max Time)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ffernan Matthew S CIV USAF AFMC AFRL/RISB</meta:initial-creator>
    <dc:creator>Heffernan Matthew S CIV USAF AFMC AFRL/RISB</dc:creator>
    <meta:creation-date>2021-02-08T18:48:59Z</meta:creation-date>
    <dc:date>2021-02-08T22:29:35Z</dc:date>
  </office:meta>
</office:document-meta>
</file>